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c956" officeooo:paragraph-rsid="000baac7"/>
    </style:style>
    <style:style style:name="P2" style:family="paragraph" style:parent-style-name="Standard">
      <style:text-properties officeooo:rsid="000baac7" officeooo:paragraph-rsid="000baac7"/>
    </style:style>
    <style:style style:name="P3" style:family="paragraph" style:parent-style-name="Standard">
      <style:paragraph-properties fo:text-align="center" style:justify-single-word="false"/>
      <style:text-properties officeooo:rsid="000baac7" officeooo:paragraph-rsid="000baac7"/>
    </style:style>
    <style:style style:name="P4" style:family="paragraph" style:parent-style-name="Standard">
      <style:paragraph-properties fo:text-align="center" style:justify-single-word="false"/>
      <style:text-properties style:text-underline-style="solid" style:text-underline-width="auto" style:text-underline-color="font-color" fo:font-weight="bold" officeooo:rsid="000baac7" officeooo:paragraph-rsid="000baac7" style:font-weight-asian="bold" style:font-weight-complex="bold"/>
    </style:style>
    <style:style style:name="P5" style:family="paragraph" style:parent-style-name="Standard">
      <style:paragraph-properties fo:text-align="center" style:justify-single-word="false"/>
      <style:text-properties officeooo:paragraph-rsid="000baac7"/>
    </style:style>
    <style:style style:name="T1" style:family="text">
      <style:text-properties fo:background-color="#ffff00" loext:char-shading-value="0"/>
    </style:style>
    <style:style style:name="T2" style:family="text">
      <style:text-properties officeooo:rsid="00121386"/>
    </style:style>
    <style:style style:name="T3" style:family="text">
      <style:text-properties officeooo:rsid="000baac7"/>
    </style:style>
    <style:style style:name="T4" style:family="text">
      <style:text-properties officeooo:rsid="000c21a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Risks</text:p>
      <text:p text:style-name="P3"/>
      <text:p text:style-name="P5"><text:span text:style-name="T3">In case of unforseen events (not enough material planned for a part of the suit, not enough employees to go through with the initial schedule, any issue with the employees personal schedule not aligning with our work schedule) we plan to : </text:span></text:p>
      <text:p text:style-name="P3"/>
      <text:p text:style-name="P5"><text:span text:style-name="T3">1)Replace the material if it’s been broken, or if there is not enough of it (see the extra budget for it in the Resources document). We also planned a large schedule (6 months of production) to accomodate for any delay in the planning.</text:span></text:p>
      <text:p text:style-name="P3"/>
      <text:p text:style-name="P3">2)If an employee is unavailable for a day / half a day, we can swap the schedules between them depending on the availablity of everyone involved in the project. </text:p>
      <text:p text:style-name="P3"/>
      <text:p text:style-name="P5"><text:span text:style-name="T4">3)</text:span><text:span text:style-name="T3">If we acknowledge that we need more employees to make it to the deadline, we can talk to our sponsors and up the budget. We can also make another kickstarter if needed, our online community is very involved in our project.</text:span></text:p>
      <text:p text:style-name="P3"/>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3T11:09:45.707850425</meta:creation-date>
    <dc:date>2021-11-03T11:19:33.158143546</dc:date>
    <meta:editing-duration>PT9M47S</meta:editing-duration>
    <meta:editing-cycles>2</meta:editing-cycles>
    <meta:generator>LibreOffice/6.4.7.2$Linux_X86_64 LibreOffice_project/40$Build-2</meta:generator>
    <meta:document-statistic meta:table-count="0" meta:image-count="0" meta:object-count="0" meta:page-count="1" meta:paragraph-count="5" meta:word-count="156" meta:character-count="865" meta:non-whitespace-character-count="712"/>
  </office:meta>
</office:document-meta>
</file>